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1983795" calcext:value-type="float">
            <text:p>30,91983795</text:p>
          </table:table-cell>
          <table:table-cell office:value-type="float" office:value="1.308339062E-026" calcext:value-type="float">
            <text:p>1,31E-026</text:p>
          </table:table-cell>
          <table:table-cell office:value-type="float" office:value="3.587129354" calcext:value-type="float">
            <text:p>3,58712935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3.13830948" calcext:value-type="float">
            <text:p>33,13830948</text:p>
          </table:table-cell>
          <table:table-cell office:value-type="float" office:value="2.187610976E-026" calcext:value-type="float">
            <text:p>2,19E-026</text:p>
          </table:table-cell>
          <table:table-cell office:value-type="float" office:value="3.602180481" calcext:value-type="float">
            <text:p>3,602180481</text:p>
          </table:table-cell>
          <table:table-cell table:style-name="ce2" table:formula="of:=([.E3]-[.E2])/[.E2]" office:value-type="float" office:value="0.00419586959784891" calcext:value-type="float">
            <text:p>0,004195869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068" calcext:value-type="float">
            <text:p>33068</text:p>
          </table:table-cell>
          <table:table-cell office:value-type="float" office:value="39.4413147" calcext:value-type="float">
            <text:p>39,4413147</text:p>
          </table:table-cell>
          <table:table-cell office:value-type="float" office:value="3.334660379E-020" calcext:value-type="float">
            <text:p>3,33E-020</text:p>
          </table:table-cell>
          <table:table-cell office:value-type="float" office:value="2.652561903" calcext:value-type="float">
            <text:p>2,652561903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068" calcext:value-type="float">
            <text:p>33068</text:p>
          </table:table-cell>
          <table:table-cell office:value-type="float" office:value="50.60219955" calcext:value-type="float">
            <text:p>50,60219955</text:p>
          </table:table-cell>
          <table:table-cell office:value-type="float" office:value="3.573296492E-020" calcext:value-type="float">
            <text:p>3,57E-020</text:p>
          </table:table-cell>
          <table:table-cell office:value-type="float" office:value="2.652740479" calcext:value-type="float">
            <text:p>2,652740479</text:p>
          </table:table-cell>
          <table:table-cell table:formula="of:=([.E5]-[.E4])/[.E4]" office:value-type="float" office:value="0.000067322085791169" calcext:value-type="float">
            <text:p>6,7322085791169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224" calcext:value-type="float">
            <text:p>33224</text:p>
          </table:table-cell>
          <table:table-cell office:value-type="float" office:value="49.37559509" calcext:value-type="float">
            <text:p>49,37559509</text:p>
          </table:table-cell>
          <table:table-cell office:value-type="float" office:value="4.663090413E-017" calcext:value-type="float">
            <text:p>4,66E-017</text:p>
          </table:table-cell>
          <table:table-cell office:value-type="float" office:value="2.189440012" calcext:value-type="float">
            <text:p>2,18944001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224" calcext:value-type="float">
            <text:p>33224</text:p>
          </table:table-cell>
          <table:table-cell office:value-type="float" office:value="56.1615715" calcext:value-type="float">
            <text:p>56,1615715</text:p>
          </table:table-cell>
          <table:table-cell office:value-type="float" office:value="6.042090492E-017" calcext:value-type="float">
            <text:p>6,04E-017</text:p>
          </table:table-cell>
          <table:table-cell office:value-type="float" office:value="2.18931365" calcext:value-type="float">
            <text:p>2,18931365</text:p>
          </table:table-cell>
          <table:table-cell table:style-name="ce3" table:formula="of:=([.E7]-[.E6])/[.E6]" office:value-type="float" office:value="-0.0000577143010575649" calcext:value-type="float">
            <text:p>-5,77143010575649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396" calcext:value-type="float">
            <text:p>33396</text:p>
          </table:table-cell>
          <table:table-cell office:value-type="float" office:value="56.17445755" calcext:value-type="float">
            <text:p>56,17445755</text:p>
          </table:table-cell>
          <table:table-cell office:value-type="float" office:value="4.342914527E-015" calcext:value-type="float">
            <text:p>4,34E-015</text:p>
          </table:table-cell>
          <table:table-cell office:value-type="float" office:value="1.897846699" calcext:value-type="float">
            <text:p>1,897846699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396" calcext:value-type="float">
            <text:p>33396</text:p>
          </table:table-cell>
          <table:table-cell office:value-type="float" office:value="55.49445343" calcext:value-type="float">
            <text:p>55,49445343</text:p>
          </table:table-cell>
          <table:table-cell office:value-type="float" office:value="4.326006479E-015" calcext:value-type="float">
            <text:p>4,33E-015</text:p>
          </table:table-cell>
          <table:table-cell office:value-type="float" office:value="1.897093534" calcext:value-type="float">
            <text:p>1,897093534</text:p>
          </table:table-cell>
          <table:table-cell table:style-name="ce3" table:formula="of:=([.E9]-[.E8])/[.E8]" office:value-type="float" office:value="-0.00039685239086842" calcext:value-type="float">
            <text:p>-0,000396852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755" calcext:value-type="float">
            <text:p>33755</text:p>
          </table:table-cell>
          <table:table-cell office:value-type="float" office:value="72.33868408" calcext:value-type="float">
            <text:p>72,33868408</text:p>
          </table:table-cell>
          <table:table-cell office:value-type="float" office:value="0.000000000000348821151" calcext:value-type="float">
            <text:p>3,49E-013</text:p>
          </table:table-cell>
          <table:table-cell office:value-type="float" office:value="1.684263706" calcext:value-type="float">
            <text:p>1,68426370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755" calcext:value-type="float">
            <text:p>33755</text:p>
          </table:table-cell>
          <table:table-cell office:value-type="float" office:value="76.60275269" calcext:value-type="float">
            <text:p>76,60275269</text:p>
          </table:table-cell>
          <table:table-cell office:value-type="float" office:value="0.0000000000001256005526" calcext:value-type="float">
            <text:p>1,26E-013</text:p>
          </table:table-cell>
          <table:table-cell office:value-type="float" office:value="1.684285164" calcext:value-type="float">
            <text:p>1,684285164</text:p>
          </table:table-cell>
          <table:table-cell table:style-name="ce3" table:formula="of:=([.E11]-[.E10])/[.E10]" office:value-type="float" office:value="0.000012740285219905" calcext:value-type="float">
            <text:p>1,2740285219905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926" calcext:value-type="float">
            <text:p>33926</text:p>
          </table:table-cell>
          <table:table-cell office:value-type="float" office:value="100.3662262" calcext:value-type="float">
            <text:p>100,3662262</text:p>
          </table:table-cell>
          <table:table-cell office:value-type="float" office:value="0.000000000001071092108" calcext:value-type="float">
            <text:p>1,07E-012</text:p>
          </table:table-cell>
          <table:table-cell office:value-type="float" office:value="1.521838903" calcext:value-type="float">
            <text:p>1,52183890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926" calcext:value-type="float">
            <text:p>33926</text:p>
          </table:table-cell>
          <table:table-cell office:value-type="float" office:value="113.400795" calcext:value-type="float">
            <text:p>113,400795</text:p>
          </table:table-cell>
          <table:table-cell office:value-type="float" office:value="0.000000000002180244483" calcext:value-type="float">
            <text:p>2,18E-012</text:p>
          </table:table-cell>
          <table:table-cell office:value-type="float" office:value="1.521992207" calcext:value-type="float">
            <text:p>1,521992207</text:p>
          </table:table-cell>
          <table:table-cell table:formula="of:=([.E13]-[.E12])/[.E12]" office:value-type="float" office:value="0.000100736023831382" calcext:value-type="float">
            <text:p>0,00010073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4049" calcext:value-type="float">
            <text:p>34049</text:p>
          </table:table-cell>
          <table:table-cell office:value-type="float" office:value="113.2316055" calcext:value-type="float">
            <text:p>113,2316055</text:p>
          </table:table-cell>
          <table:table-cell office:value-type="float" office:value="0.0000000001026192395" calcext:value-type="float">
            <text:p>1,03E-010</text:p>
          </table:table-cell>
          <table:table-cell office:value-type="float" office:value="1.394557714" calcext:value-type="float">
            <text:p>1,394557714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4049" calcext:value-type="float">
            <text:p>34049</text:p>
          </table:table-cell>
          <table:table-cell office:value-type="float" office:value="112.7628555" calcext:value-type="float">
            <text:p>112,7628555</text:p>
          </table:table-cell>
          <table:table-cell office:value-type="float" office:value="0.00000000009369239412" calcext:value-type="float">
            <text:p>9,37E-011</text:p>
          </table:table-cell>
          <table:table-cell office:value-type="float" office:value="1.395033956" calcext:value-type="float">
            <text:p>1,395033956</text:p>
          </table:table-cell>
          <table:table-cell table:formula="of:=([.E15]-[.E14])/[.E14]" office:value-type="float" office:value="0.000341500387699236" calcext:value-type="float">
            <text:p>0,000341500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4280" calcext:value-type="float">
            <text:p>34280</text:p>
          </table:table-cell>
          <table:table-cell office:value-type="float" office:value="112.7415009" calcext:value-type="float">
            <text:p>112,7415009</text:p>
          </table:table-cell>
          <table:table-cell office:value-type="float" office:value="0.0000000002004633265" calcext:value-type="float">
            <text:p>2,00E-010</text:p>
          </table:table-cell>
          <table:table-cell office:value-type="float" office:value="1.286209941" calcext:value-type="float">
            <text:p>1,286209941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4280" calcext:value-type="float">
            <text:p>34280</text:p>
          </table:table-cell>
          <table:table-cell office:value-type="float" office:value="111.5566635" calcext:value-type="float">
            <text:p>111,5566635</text:p>
          </table:table-cell>
          <table:table-cell office:value-type="float" office:value="0.0000000003174483454" calcext:value-type="float">
            <text:p>3,17E-010</text:p>
          </table:table-cell>
          <table:table-cell office:value-type="float" office:value="1.286623597" calcext:value-type="float">
            <text:p>1,286623597</text:p>
          </table:table-cell>
          <table:table-cell table:formula="of:=([.E17]-[.E16])/[.E16]" office:value-type="float" office:value="0.000321608461273643" calcext:value-type="float">
            <text:p>0,000321608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435" calcext:value-type="float">
            <text:p>34435</text:p>
          </table:table-cell>
          <table:table-cell office:value-type="float" office:value="111.5180206" calcext:value-type="float">
            <text:p>111,5180206</text:p>
          </table:table-cell>
          <table:table-cell office:value-type="float" office:value="0.000000001460090604" calcext:value-type="float">
            <text:p>1,46E-009</text:p>
          </table:table-cell>
          <table:table-cell office:value-type="float" office:value="1.199316382" calcext:value-type="float">
            <text:p>1,199316382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435" calcext:value-type="float">
            <text:p>34435</text:p>
          </table:table-cell>
          <table:table-cell office:value-type="float" office:value="110.9065475" calcext:value-type="float">
            <text:p>110,9065475</text:p>
          </table:table-cell>
          <table:table-cell office:value-type="float" office:value="0.0000000001795073118" calcext:value-type="float">
            <text:p>1,80E-010</text:p>
          </table:table-cell>
          <table:table-cell office:value-type="float" office:value="1.199899316" calcext:value-type="float">
            <text:p>1,199899316</text:p>
          </table:table-cell>
          <table:table-cell table:style-name="ce3" table:formula="of:=([.E19]-[.E18])/[.E18]" office:value-type="float" office:value="0.000486055230086792" calcext:value-type="float">
            <text:p>0,000486055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4586" calcext:value-type="float">
            <text:p>34586</text:p>
          </table:table-cell>
          <table:table-cell office:value-type="float" office:value="181.7674561" calcext:value-type="float">
            <text:p>181,7674561</text:p>
          </table:table-cell>
          <table:table-cell office:value-type="float" office:value="0.00000001677651795" calcext:value-type="float">
            <text:p>1,68E-008</text:p>
          </table:table-cell>
          <table:table-cell office:value-type="float" office:value="1.123744011" calcext:value-type="float">
            <text:p>1,123744011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4586" calcext:value-type="float">
            <text:p>34586</text:p>
          </table:table-cell>
          <table:table-cell office:value-type="float" office:value="222.3495331" calcext:value-type="float">
            <text:p>222,3495331</text:p>
          </table:table-cell>
          <table:table-cell office:value-type="float" office:value="0.00000001426338159" calcext:value-type="float">
            <text:p>1,43E-008</text:p>
          </table:table-cell>
          <table:table-cell office:value-type="float" office:value="1.124879479" calcext:value-type="float">
            <text:p>1,124879479</text:p>
          </table:table-cell>
          <table:table-cell table:style-name="ce3" table:formula="of:=([.E21]-[.E20])/[.E20]" office:value-type="float" office:value="0.00101043297128635" calcext:value-type="float">
            <text:p>0,00101043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746" calcext:value-type="float">
            <text:p>34746</text:p>
          </table:table-cell>
          <table:table-cell office:value-type="float" office:value="215.3641968" calcext:value-type="float">
            <text:p>215,3641968</text:p>
          </table:table-cell>
          <table:table-cell office:value-type="float" office:value="0.00000002677401767" calcext:value-type="float">
            <text:p>2,68E-008</text:p>
          </table:table-cell>
          <table:table-cell office:value-type="float" office:value="1.058623075" calcext:value-type="float">
            <text:p>1,058623075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60816983511114" calcext:value-type="float">
            <text:p>0,00060816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0T09:02:35.271176774</dc:date>
    <meta:document-statistic meta:table-count="1" meta:cell-count="121" meta:object-count="0"/>
    <meta:generator>LibreOffice/4.1.4.2$Linux_X86_64 LibreOffice_project/410m0$Build-2</meta:generator>
  </office:meta>
</office:document-meta>
</file>